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4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8.3pt" svg:y="423.75pt">
            <draw:object draw:notify-on-update-of-ranges="Sheet1.A1:Sheet1.A1 Sheet1.A2:Sheet1.A121 Sheet1.B1:Sheet1.B1 Sheet1.B2:Sheet1.B121 Sheet1.C1:Sheet1.C1 Sheet1.C2:Sheet1.C121 Sheet1.D1:Sheet1.D1 Sheet1.D2:Sheet1.D121 Sheet1.E1:Sheet1.E1 Sheet1.E2:Sheet1.E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0.82pt" svg:y="143.66pt">
            <draw:object draw:notify-on-update-of-ranges="Sheet1.H1:Sheet1.H1 Sheet1.H2:Sheet1.H11 Sheet1.I1:Sheet1.I1 Sheet1.I2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  <table:table-cell/>
          <table:table-cell office:value-type="string" calcext:value-type="string">
            <text:p>tc netem:</text:p>
          </table:table-cell>
          <table:table-cell office:value-type="string" calcext:value-type="string">
            <text:p>tc qdisc add dev forwarder-eth2 root netem delay 15ms 5ms distribution normal</text:p>
          </table:table-cell>
        </table:table-row>
        <table:table-row table:style-name="ro1">
          <table:table-cell office:value-type="string" calcext:value-type="string">
            <text:p>20210408-0906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0647</text:p>
          </table:table-cell>
          <table:table-cell office:value-type="float" office:value="14.813301069589" calcext:value-type="float">
            <text:p>14.813301069589</text:p>
          </table:table-cell>
          <table:table-cell office:value-type="float" office:value="661" calcext:value-type="float">
            <text:p>661</text:p>
          </table:table-cell>
          <table:table-cell office:value-type="float" office:value="0.196723" calcext:value-type="float">
            <text:p>0.196723</text:p>
          </table:table-cell>
          <table:table-cell office:value-type="float" office:value="32.101708650589" calcext:value-type="float">
            <text:p>32.101708650589</text:p>
          </table:table-cell>
          <table:table-cell/>
          <table:table-cell office:value-type="string" calcext:value-type="string">
            <text:p>ping from SPGW-U to iperf_dst</text:p>
          </table:table-cell>
          <table:table-cell office:value-type="string" calcext:value-type="string">
            <text:p>ping -i 0.1 192.168.63.3</text:p>
          </table:table-cell>
        </table:table-row>
        <table:table-row table:style-name="ro1">
          <table:table-cell office:value-type="string" calcext:value-type="string">
            <text:p>20210408-0906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0749</text:p>
          </table:table-cell>
          <table:table-cell office:value-type="float" office:value="14.155030774431" calcext:value-type="float">
            <text:p>14.155030774431</text:p>
          </table:table-cell>
          <table:table-cell office:value-type="float" office:value="365" calcext:value-type="float">
            <text:p>365</text:p>
          </table:table-cell>
          <table:table-cell office:value-type="float" office:value="0.181808" calcext:value-type="float">
            <text:p>0.181808</text:p>
          </table:table-cell>
          <table:table-cell office:value-type="float" office:value="32.1931247711182" calcext:value-type="float">
            <text:p>32.1931247711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64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0852</text:p>
          </table:table-cell>
          <table:table-cell office:value-type="float" office:value="14.23516143901" calcext:value-type="float">
            <text:p>14.23516143901</text:p>
          </table:table-cell>
          <table:table-cell office:value-type="float" office:value="402" calcext:value-type="float">
            <text:p>402</text:p>
          </table:table-cell>
          <table:table-cell office:value-type="float" office:value="0.162622" calcext:value-type="float">
            <text:p>0.162622</text:p>
          </table:table-cell>
          <table:table-cell office:value-type="float" office:value="32.2575886249542" calcext:value-type="float">
            <text:p>32.2575886249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653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0954</text:p>
          </table:table-cell>
          <table:table-cell office:value-type="float" office:value="14.231237415794" calcext:value-type="float">
            <text:p>14.231237415794</text:p>
          </table:table-cell>
          <table:table-cell office:value-type="float" office:value="1686" calcext:value-type="float">
            <text:p>1686</text:p>
          </table:table-cell>
          <table:table-cell office:value-type="float" office:value="0.23548" calcext:value-type="float">
            <text:p>0.23548</text:p>
          </table:table-cell>
          <table:table-cell office:value-type="float" office:value="32.6162488460541" calcext:value-type="float">
            <text:p>32.6162488460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658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1057</text:p>
          </table:table-cell>
          <table:table-cell office:value-type="float" office:value="14.249169723715" calcext:value-type="float">
            <text:p>14.249169723715</text:p>
          </table:table-cell>
          <table:table-cell office:value-type="float" office:value="1488" calcext:value-type="float">
            <text:p>1488</text:p>
          </table:table-cell>
          <table:table-cell office:value-type="float" office:value="0.158264" calcext:value-type="float">
            <text:p>0.158264</text:p>
          </table:table-cell>
          <table:table-cell office:value-type="float" office:value="32.0791976451874" calcext:value-type="float">
            <text:p>32.07919764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704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1159</text:p>
          </table:table-cell>
          <table:table-cell office:value-type="float" office:value="14.207220087574" calcext:value-type="float">
            <text:p>14.207220087574</text:p>
          </table:table-cell>
          <table:table-cell office:value-type="float" office:value="1053" calcext:value-type="float">
            <text:p>1053</text:p>
          </table:table-cell>
          <table:table-cell office:value-type="float" office:value="0.170269" calcext:value-type="float">
            <text:p>0.170269</text:p>
          </table:table-cell>
          <table:table-cell office:value-type="float" office:value="32.8570351600647" calcext:value-type="float">
            <text:p>32.8570351600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70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office:value-type="float" office:value="62.5" calcext:value-type="float">
            <text:p>62.5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1302</text:p>
          </table:table-cell>
          <table:table-cell office:value-type="float" office:value="14.390715622515" calcext:value-type="float">
            <text:p>14.390715622515</text:p>
          </table:table-cell>
          <table:table-cell office:value-type="float" office:value="17" calcext:value-type="float">
            <text:p>17</text:p>
          </table:table-cell>
          <table:table-cell office:value-type="float" office:value="0.100704" calcext:value-type="float">
            <text:p>0.100704</text:p>
          </table:table-cell>
          <table:table-cell office:value-type="float" office:value="31.0834124088287" calcext:value-type="float">
            <text:p>31.0834124088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71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1403</text:p>
          </table:table-cell>
          <table:table-cell office:value-type="float" office:value="14.224611778258" calcext:value-type="float">
            <text:p>14.224611778258</text:p>
          </table:table-cell>
          <table:table-cell office:value-type="float" office:value="838" calcext:value-type="float">
            <text:p>838</text:p>
          </table:table-cell>
          <table:table-cell office:value-type="float" office:value="0.17474" calcext:value-type="float">
            <text:p>0.17474</text:p>
          </table:table-cell>
          <table:table-cell office:value-type="float" office:value="32.2038044929504" calcext:value-type="float">
            <text:p>32.2038044929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72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1505</text:p>
          </table:table-cell>
          <table:table-cell office:value-type="float" office:value="14.332318775521" calcext:value-type="float">
            <text:p>14.332318775521</text:p>
          </table:table-cell>
          <table:table-cell office:value-type="float" office:value="1" calcext:value-type="float">
            <text:p>1</text:p>
          </table:table-cell>
          <table:table-cell office:value-type="float" office:value="0.100624" calcext:value-type="float">
            <text:p>0.100624</text:p>
          </table:table-cell>
          <table:table-cell office:value-type="float" office:value="32.390444278717" calcext:value-type="float">
            <text:p>32.39044427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72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8-091608</text:p>
          </table:table-cell>
          <table:table-cell office:value-type="float" office:value="14.23170877515" calcext:value-type="float">
            <text:p>14.23170877515</text:p>
          </table:table-cell>
          <table:table-cell office:value-type="float" office:value="1176" calcext:value-type="float">
            <text:p>1176</text:p>
          </table:table-cell>
          <table:table-cell office:value-type="float" office:value="0.173486" calcext:value-type="float">
            <text:p>0.173486</text:p>
          </table:table-cell>
          <table:table-cell office:value-type="float" office:value="32.3143246173859" calcext:value-type="float">
            <text:p>32.3143246173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10408-0907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7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7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7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75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75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03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0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1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1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2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2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85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01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0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1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17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2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2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33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3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44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095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0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05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1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1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2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3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48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05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04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0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1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20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25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4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157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03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0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1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1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24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2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2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0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0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12</text:p>
          </table:table-cell>
          <table:table-cell office:value-type="float" office:value="73.3" calcext:value-type="float">
            <text:p>73.3</text:p>
          </table:table-cell>
          <table:table-cell office:value-type="float" office:value="0.9" calcext:value-type="float">
            <text:p>0.9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17</text:p>
          </table:table-cell>
          <table:table-cell office:value-type="float" office:value="56.2" calcext:value-type="float">
            <text:p>56.2</text:p>
          </table:table-cell>
          <table:table-cell office:value-type="float" office:value="0.9" calcext:value-type="float">
            <text:p>0.9</text:p>
          </table:table-cell>
          <table:table-cell office:value-type="float" office:value="62.5" calcext:value-type="float">
            <text:p>62.5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23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28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39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4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3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0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0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11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16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21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27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32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4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4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54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45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0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09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15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2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2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31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36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42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558</text:p>
          </table:table-cell>
          <table:table-cell office:value-type="float" office:value="6.2" calcext:value-type="float">
            <text:p>6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0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6.7" calcext:value-type="float">
            <text:p>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08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1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19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3.3" calcext:value-type="float">
            <text:p>53.3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24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30</text:p>
          </table:table-cell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.9</text:p>
          </table:table-cell>
          <table:table-cell office:value-type="float" office:value="56.2" calcext:value-type="float">
            <text:p>56.2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35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4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5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65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70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70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210408-09171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1:19:09.584379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6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46cm" svg:y="0.316cm" chart:style-name="ch2">
          <text:p>High frequency ping results with delay</text:p>
        </chart:title>
        <chart:legend chart:legend-position="end" svg:x="14.292cm" svg:y="3.454cm" style:legend-expansion="high" chart:style-name="ch3"/>
        <chart:plot-area chart:style-name="ch4" table:cell-range-address="Sheet1.A1:Sheet1.E121" chart:data-source-has-labels="both" svg:x="1.331cm" svg:y="1.275cm" svg:width="12.641cm" svg:height="6.564cm">
          <chartooo:coordinate-region svg:x="3.335cm" svg:y="1.275cm" svg:width="10.637cm" svg:height="3.926cm"/>
          <chart:axis chart:dimension="x" chart:name="primary-x" chart:style-name="ch5" chartooo:axis-type="auto">
            <chartooo:date-scale/>
            <chart:title svg:x="6.8cm" svg:y="8.019cm" chart:style-name="ch6">
              <text:p>Timestamp</text:p>
            </chart:title>
            <chart:categories table:cell-range-address="Sheet1.A2:Sheet1.A121"/>
          </chart:axis>
          <chart:axis chart:dimension="y" chart:name="primary-y" chart:style-name="ch7">
            <chart:title svg:x="0.451cm" svg:y="5.977cm" chart:style-name="ch8">
              <text:p>Percent (cpu/mem)</text:p>
            </chart:title>
            <chart:grid chart:style-name="ch9" chart:class="major"/>
          </chart:axis>
          <chart:series chart:style-name="ch10" chart:values-cell-range-address="Sheet1.B2:Sheet1.B121" chart:label-cell-address="Sheet1.B1:Sheet1.B1" chart:class="chart:bar">
            <chart:data-point chart:repeated="120"/>
          </chart:series>
          <chart:series chart:style-name="ch11" chart:values-cell-range-address="Sheet1.C2:Sheet1.C121" chart:label-cell-address="Sheet1.C1:Sheet1.C1" chart:class="chart:bar">
            <chart:data-point chart:repeated="120"/>
          </chart:series>
          <chart:series chart:style-name="ch12" chart:values-cell-range-address="Sheet1.D2:Sheet1.D121" chart:label-cell-address="Sheet1.D1:Sheet1.D1" chart:class="chart:bar">
            <chart:data-point chart:repeated="120"/>
          </chart:series>
          <chart:series chart:style-name="ch13" chart:values-cell-range-address="Sheet1.E2:Sheet1.E121" chart:label-cell-address="Sheet1.E1:Sheet1.E1" chart:class="chart:bar">
            <chart:data-point chart:repeated="1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8-090637</text:p>
                <draw:g>
                  <svg:desc>Sheet1.A2:Sheet1.A121</svg:desc>
                </draw:g>
              </table:table-cell>
              <table:table-cell office:value-type="float" office:value="0">
                <text:p>0</text:p>
                <draw:g>
                  <svg:desc>Sheet1.B2:Sheet1.B121</svg:desc>
                </draw:g>
              </table:table-cell>
              <table:table-cell office:value-type="float" office:value="0.8">
                <text:p>0.8</text:p>
                <draw:g>
                  <svg:desc>Sheet1.C2:Sheet1.C121</svg:desc>
                </draw:g>
              </table:table-cell>
              <table:table-cell office:value-type="float" office:value="0">
                <text:p>0</text:p>
                <draw:g>
                  <svg:desc>Sheet1.D2:Sheet1.D121</svg:desc>
                </draw:g>
              </table:table-cell>
              <table:table-cell office:value-type="float" office:value="0.8">
                <text:p>0.8</text:p>
                <draw:g>
                  <svg:desc>Sheet1.E2:Sheet1.E121</svg:desc>
                </draw:g>
              </table:table-cell>
            </table:table-row>
            <table:table-row>
              <table:table-cell office:value-type="string">
                <text:p>20210408-090642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64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653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658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04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0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  <table:table-cell office:value-type="float" office:value="62.5">
                <text:p>6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1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2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2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3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5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75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03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0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1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1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2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2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85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01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0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1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17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2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2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33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3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44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095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00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05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1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1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2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3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3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48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5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05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04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0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1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20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25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3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3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4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4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157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03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2.5">
                <text:p>6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0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1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1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24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2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3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2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0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0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0">
                <text:p>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12</text:p>
              </table:table-cell>
              <table:table-cell office:value-type="float" office:value="73.3">
                <text:p>73.3</text:p>
              </table:table-cell>
              <table:table-cell office:value-type="float" office:value="0.9">
                <text:p>0.9</text:p>
              </table:table-cell>
              <table:table-cell office:value-type="float" office:value="73.3">
                <text:p>7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17</text:p>
              </table:table-cell>
              <table:table-cell office:value-type="float" office:value="56.2">
                <text:p>56.2</text:p>
              </table:table-cell>
              <table:table-cell office:value-type="float" office:value="0.9">
                <text:p>0.9</text:p>
              </table:table-cell>
              <table:table-cell office:value-type="float" office:value="62.5">
                <text:p>6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23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28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3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39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4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4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35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0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0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11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16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21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27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32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3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4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48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54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459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04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09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15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2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2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31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36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42</text:p>
              </table:table-cell>
              <table:table-cell office:value-type="float" office:value="6.7">
                <text:p>6.7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4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5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558</text:p>
              </table:table-cell>
              <table:table-cell office:value-type="float" office:value="6.2">
                <text:p>6.2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0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08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60">
                <text:p>6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1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19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3.3">
                <text:p>5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24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30</text:p>
              </table:table-cell>
              <table:table-cell office:value-type="float" office:value="60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56.2">
                <text:p>5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35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4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4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51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656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70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707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210408-091712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46cm" svg:y="0.316cm" chart:style-name="ch2">
          <text:p>High frequency ping results with delay</text:p>
        </chart:title>
        <chart:legend chart:legend-position="end" svg:x="13.552cm" svg:y="4.201cm" style:legend-expansion="high" chart:style-name="ch3"/>
        <chart:plot-area chart:style-name="ch4" table:cell-range-address="Sheet1.H1:Sheet1.I11" chart:data-source-has-labels="both" svg:x="1.331cm" svg:y="1.275cm" svg:width="11.901cm" svg:height="6.564cm">
          <chartooo:coordinate-region svg:x="2.845cm" svg:y="1.275cm" svg:width="10.387cm" svg:height="3.926cm"/>
          <chart:axis chart:dimension="x" chart:name="primary-x" chart:style-name="ch5" chartooo:axis-type="auto">
            <chartooo:date-scale/>
            <chart:title svg:x="6.43cm" svg:y="8.019cm" chart:style-name="ch6">
              <text:p>Timestamp</text:p>
            </chart:title>
            <chart:categories table:cell-range-address="Sheet1.H2:Sheet1.H11"/>
          </chart:axis>
          <chart:axis chart:dimension="y" chart:name="primary-y" chart:style-name="ch7">
            <chart:title svg:x="0.451cm" svg:y="4.958cm" chart:style-name="ch8">
              <text:p>Mb/s</text:p>
            </chart:title>
            <chart:grid chart:style-name="ch9" chart:class="major"/>
          </chart:axis>
          <chart:series chart:style-name="ch10" chart:values-cell-range-address="Sheet1.I2:Sheet1.I11" chart:label-cell-address="Sheet1.I1:Sheet1.I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8-090647</text:p>
                <draw:g>
                  <svg:desc>Sheet1.H2:Sheet1.H11</svg:desc>
                </draw:g>
              </table:table-cell>
              <table:table-cell office:value-type="float" office:value="14.813301069589">
                <text:p>14.813301069589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8-090749</text:p>
              </table:table-cell>
              <table:table-cell office:value-type="float" office:value="14.155030774431">
                <text:p>14.155030774431</text:p>
              </table:table-cell>
            </table:table-row>
            <table:table-row>
              <table:table-cell office:value-type="string">
                <text:p>20210408-090852</text:p>
              </table:table-cell>
              <table:table-cell office:value-type="float" office:value="14.23516143901">
                <text:p>14.23516143901</text:p>
              </table:table-cell>
            </table:table-row>
            <table:table-row>
              <table:table-cell office:value-type="string">
                <text:p>20210408-090954</text:p>
              </table:table-cell>
              <table:table-cell office:value-type="float" office:value="14.231237415794">
                <text:p>14.231237415794</text:p>
              </table:table-cell>
            </table:table-row>
            <table:table-row>
              <table:table-cell office:value-type="string">
                <text:p>20210408-091057</text:p>
              </table:table-cell>
              <table:table-cell office:value-type="float" office:value="14.249169723715">
                <text:p>14.249169723715</text:p>
              </table:table-cell>
            </table:table-row>
            <table:table-row>
              <table:table-cell office:value-type="string">
                <text:p>20210408-091159</text:p>
              </table:table-cell>
              <table:table-cell office:value-type="float" office:value="14.207220087574">
                <text:p>14.207220087574</text:p>
              </table:table-cell>
            </table:table-row>
            <table:table-row>
              <table:table-cell office:value-type="string">
                <text:p>20210408-091302</text:p>
              </table:table-cell>
              <table:table-cell office:value-type="float" office:value="14.390715622515">
                <text:p>14.390715622515</text:p>
              </table:table-cell>
            </table:table-row>
            <table:table-row>
              <table:table-cell office:value-type="string">
                <text:p>20210408-091403</text:p>
              </table:table-cell>
              <table:table-cell office:value-type="float" office:value="14.224611778258">
                <text:p>14.224611778258</text:p>
              </table:table-cell>
            </table:table-row>
            <table:table-row>
              <table:table-cell office:value-type="string">
                <text:p>20210408-091505</text:p>
              </table:table-cell>
              <table:table-cell office:value-type="float" office:value="14.332318775521">
                <text:p>14.332318775521</text:p>
              </table:table-cell>
            </table:table-row>
            <table:table-row>
              <table:table-cell office:value-type="string">
                <text:p>20210408-091608</text:p>
              </table:table-cell>
              <table:table-cell office:value-type="float" office:value="14.23170877515">
                <text:p>14.23170877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